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dfe37" officeooo:paragraph-rsid="0011a060"/>
    </style:style>
    <style:style style:name="P2" style:family="paragraph" style:parent-style-name="Standard">
      <style:text-properties fo:language="de" fo:country="DE" officeooo:rsid="001770ff" officeooo:paragraph-rsid="00220d0d"/>
    </style:style>
    <style:style style:name="P3" style:family="paragraph" style:parent-style-name="Standard">
      <style:text-properties fo:language="de" fo:country="DE" officeooo:rsid="0017d433" officeooo:paragraph-rsid="00298104"/>
    </style:style>
    <style:style style:name="P4" style:family="paragraph" style:parent-style-name="COde">
      <style:text-properties fo:language="de" fo:country="DE" officeooo:paragraph-rsid="001d5c70"/>
    </style:style>
    <style:style style:name="P5" style:family="paragraph" style:parent-style-name="Text_20_body">
      <style:text-properties fo:language="de" fo:country="DE" officeooo:paragraph-rsid="003ecd17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language="de" fo:country="DE" officeooo:rsid="000e1feb" officeooo:paragraph-rsid="001dc27f"/>
    </style:style>
    <style:style style:name="P8" style:family="paragraph" style:parent-style-name="Standard" style:list-style-name="L1">
      <style:text-properties fo:language="de" fo:country="DE" officeooo:rsid="0011a060" officeooo:paragraph-rsid="001dc27f"/>
    </style:style>
    <style:style style:name="P9" style:family="paragraph" style:parent-style-name="COde" style:list-style-name="L1">
      <style:text-properties officeooo:paragraph-rsid="002bc49f"/>
    </style:style>
    <style:style style:name="P10" style:family="paragraph" style:parent-style-name="COde" style:list-style-name="L1">
      <style:text-properties fo:language="de" fo:country="DE" officeooo:rsid="000e1feb"/>
    </style:style>
    <style:style style:name="T1" style:family="text">
      <style:text-properties fo:font-size="11pt" fo:font-style="italic" officeooo:rsid="000dfe37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014ba26" style:font-size-asian="11pt" style:font-style-asian="italic" style:font-size-complex="11pt" style:font-style-complex="italic"/>
    </style:style>
    <style:style style:name="T3" style:family="text">
      <style:text-properties fo:font-size="11pt" fo:font-style="italic" officeooo:rsid="00165642" style:font-size-asian="11pt" style:font-style-asian="italic" style:font-size-complex="11pt" style:font-style-complex="italic"/>
    </style:style>
    <style:style style:name="T4" style:family="text">
      <style:text-properties fo:font-size="11pt" fo:font-style="italic" officeooo:rsid="00170187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23ed47" style:font-size-asian="11pt" style:font-style-asian="italic" style:font-size-complex="11pt" style:font-style-complex="italic"/>
    </style:style>
    <style:style style:name="T6" style:family="text">
      <style:text-properties fo:font-size="11pt" fo:font-style="italic" officeooo:rsid="002a03a8" style:font-size-asian="11pt" style:font-style-asian="italic" style:font-size-complex="11pt" style:font-style-complex="italic"/>
    </style:style>
    <style:style style:name="T7" style:family="text">
      <style:text-properties fo:font-size="11pt" fo:font-style="italic" officeooo:rsid="003348eb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03d8bdd" style:font-size-asian="11pt" style:font-style-asian="italic" style:font-size-complex="11pt" style:font-style-complex="italic"/>
    </style:style>
    <style:style style:name="T9" style:family="text">
      <style:text-properties fo:font-size="11pt" fo:font-style="italic" officeooo:rsid="00402564" style:font-size-asian="11pt" style:font-style-asian="italic" style:font-size-complex="11pt" style:font-style-complex="italic"/>
    </style:style>
    <style:style style:name="T10" style:family="text">
      <style:text-properties officeooo:rsid="002528f2"/>
    </style:style>
    <style:style style:name="T11" style:family="text">
      <style:text-properties style:text-line-through-style="solid" style:text-line-through-type="single" officeooo:rsid="002528f2"/>
    </style:style>
    <style:style style:name="T12" style:family="text">
      <style:text-properties officeooo:rsid="00165642"/>
    </style:style>
    <style:style style:name="T13" style:family="text">
      <style:text-properties officeooo:rsid="00170187"/>
    </style:style>
    <style:style style:name="T14" style:family="text">
      <style:text-properties officeooo:rsid="000e1feb"/>
    </style:style>
    <style:style style:name="T15" style:family="text">
      <style:text-properties officeooo:rsid="0026fbb6"/>
    </style:style>
    <style:style style:name="T16" style:family="text">
      <style:text-properties officeooo:rsid="002bc49f"/>
    </style:style>
    <style:style style:name="T17" style:family="text">
      <style:text-properties fo:language="de" fo:country="DE"/>
    </style:style>
    <style:style style:name="T18" style:family="text">
      <style:text-properties fo:language="de" fo:country="DE" officeooo:rsid="000e1feb"/>
    </style:style>
    <style:style style:name="T19" style:family="text">
      <style:text-properties fo:language="de" fo:country="DE" officeooo:rsid="003671b2"/>
    </style:style>
    <style:style style:name="T20" style:family="text">
      <style:text-properties officeooo:rsid="00349048"/>
    </style:style>
    <style:style style:name="T21" style:family="text">
      <style:text-properties officeooo:rsid="003ac57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Ihr Repetitoriums-Tutor Kevin Karl </text:span><text:span text:style-name="T11">Kappelmann</text:span><text:span text:style-name="T10"> OCamlmann hatte Ihnen einst von der Theorie “Everything is a fold” erzählt. Wir wollen dieser Theorie nun auf den Grund gehen und uns davon überzeugen.<text:line-break/></text:span><text:line-break/>Gegeben sind folgende O<text:span text:style-name="T15">C</text:span>aml-Definitionen:</text:p>
      <text:p text:style-name="P1"/>
      <text:p text:style-name="P5"><text:span text:style-name="T1">let rec fold_left f a = function [] → a | x::xs → fold_left f (f </text:span><text:span text:style-name="T9">a </text:span><text:span text:style-name="T1">x) xs<text:line-break/>let rec map f = function [] → [] | x::xs → f x::map f xs<text:line-break/></text:span><text:span text:style-name="T2">let rec append l1 l2 = match l1 with [] → l2 | x::xs → x::append xs l2<text:line-break/></text:span><text:span text:style-name="T3">let (@) = append</text:span><text:span text:style-name="T1"><text:line-break/>let rec reverse = function [] → [] | x::xs → reverse xs @ [x]</text:span><text:span text:style-name="T3"><text:line-break/></text:span><text:span text:style-name="T6">let rec sum </text:span><text:span text:style-name="T8">i </text:span><text:span text:style-name="T6">= function [] → </text:span><text:span text:style-name="T8">i</text:span><text:span text:style-name="T6"> | x::xs → sum xs</text:span><text:span text:style-name="T7">+x</text:span><text:span text:style-name="T12"><text:line-break/><text:line-break/>Ihr Tutor gibt Ihnen des Weiteren folgende drei Lemmata, die er einst auf magische Art und Weise bewiesen hat:</text:span></text:p>
      <text:p text:style-name="P4"><text:span text:style-name="T13">Lemma1: </text:span><text:span text:style-name="T4">append l1 [] = l</text:span><text:span text:style-name="T5">1</text:span><text:span text:style-name="T13"><text:line-break/>Lemma2: append (append l1 l2) l3 = append l1 (append l2 l3)<text:line-break/>Lemma3: sum (x+i) l = sum i (x::l)</text:span></text:p>
      <text:p text:style-name="P4"/>
      <text:list xml:id="list4096257372963689278" text:style-name="L1">
        <text:list-item>
          <text:p text:style-name="P7">Zeigen Sie für passende Funktionen f und alle Listen l:</text:p>
          <text:p text:style-name="P10">reverse (fold_left (fun a x → f x::a) [a] l) = reverse [a] @ (map f l)<text:line-break/>(8 Punkte)<text:line-break/></text:p>
        </text:list-item>
        <text:list-item>
          <text:p text:style-name="P8"><text:span text:style-name="T14">Z</text:span>eigen Sie nun für passende Funktionen f und alle Listen l:</text:p>
          <text:p text:style-name="P9"><text:span text:style-name="T17">reverse </text:span><text:span text:style-name="T18">(fold_left (fun a x → f x::a) [] l) = map f l<text:line-break/></text:span><text:span text:style-name="T19">(2 Punkte)</text:span><text:span text:style-name="T18"><text:line-break/></text:span></text:p>
        </text:list-item>
        <text:list-item>
          <text:p text:style-name="P6"><text:span text:style-name="T16">(Bonus) </text:span>Mit voller Stolz erkennen Sie nun, dass sich jeder map Aufruf als ein fold darstellen lässt, doch damit nicht genug! Beweisen Sie <text:span text:style-name="T16">für alle int-Listen l und Ganzzahlen i:</text:span></text:p>
          <text:p text:style-name="P9"><text:span text:style-name="T16">fold_left (fun a x → x+a) <text:s/>i l = sum i l<text:line-break/>(4 Punkte)</text:span><text:line-break/></text:p>
        </text:list-item>
      </text:list>
      <text:p text:style-name="P3">Sie können im folgenden davon ausgehen, dass <text:span text:style-name="T21">alle</text:span> Aufruf<text:span text:style-name="T21">e </text:span>terminier<text:span text:style-name="T21">en</text:span>.<text:line-break/>Ergebnisse aus den vorherigen Teilaufgaben dürfen als gegeben betrachtet werden.</text:p>
      <text:p text:style-name="P2">Geben Sie für jeden Schritt die verwendete Umformungsregel an (Def., Lemma1, I.Ann., <text:span text:style-name="T20">1), 2),….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text-properties fo:font-size="11pt" fo:font-style="italic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0:10:37.899069131</meta:creation-date>
    <dc:date>2016-03-16T09:44:59.479969291</dc:date>
    <meta:editing-duration>PT54M18S</meta:editing-duration>
    <meta:editing-cycles>59</meta:editing-cycles>
    <meta:generator>LibreOffice/5.0.5.2$Linux_X86_64 LibreOffice_project/00m0$Build-2</meta:generator>
    <meta:document-statistic meta:table-count="0" meta:image-count="0" meta:object-count="0" meta:page-count="1" meta:paragraph-count="11" meta:word-count="302" meta:character-count="1545" meta:non-whitespace-character-count="1251"/>
  </office:meta>
</office:document-meta>
</file>